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table:number-columns-repeated="163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NOP_impl, &#9;// 0x6D" calcext:value-type="string">
            <text:p>do_NOP_impl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NOP_impl, &#9;// 0x79" calcext:value-type="string">
            <text:p>do_NOP_impl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NOP_impl, &#9;// 0x7D" calcext:value-type="string">
            <text:p>do_NOP_impl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NOP_impl, &#9;// 0xB8" calcext:value-type="string">
            <text:p>do_NOP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NOP_impl, &#9;// 0xD8" calcext:value-type="string">
            <text:p>do_NOP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NOP_impl, &#9;// 0xED" calcext:value-type="string">
            <text:p>do_NOP_impl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NOP_impl, &#9;// 0xF8" calcext:value-type="string">
            <text:p>do_NOP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NOP_impl, &#9;// 0xF9" calcext:value-type="string">
            <text:p>do_NOP_impl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NOP_impl, &#9;// 0xFD" calcext:value-type="string">
            <text:p>do_NOP_impl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2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2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2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2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RTS</text:p>
          </table:table-cell>
          <table:table-cell table:style-name="ce12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2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2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2" office:value-type="string" calcext:value-type="string">
            <text:p>ADC (ind),Y</text:p>
          </table:table-cell>
          <table:table-cell table:style-name="ce11" table:number-columns-repeated="2"/>
          <table:table-cell table:style-name="ce12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2" office:value-type="string" calcext:value-type="string">
            <text:p>SEI</text:p>
          </table:table-cell>
          <table:table-cell table:style-name="ce12" office:value-type="string" calcext:value-type="string">
            <text:p>ADC abs,Y</text:p>
          </table:table-cell>
          <table:table-cell table:style-name="ce11" table:number-columns-repeated="2"/>
          <table:table-cell table:style-name="ce12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2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2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2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2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2" office:value-type="string" calcext:value-type="string">
            <text:p>CMP (ind,X)</text:p>
          </table:table-cell>
          <table:table-cell table:style-name="ce11"/>
          <table:table-cell table:style-name="ce12" office:value-type="string" calcext:value-type="string">
            <text:p>CPY zpg</text:p>
          </table:table-cell>
          <table:table-cell table:style-name="ce12" office:value-type="string" calcext:value-type="string">
            <text:p>CMP zpg</text:p>
          </table:table-cell>
          <table:table-cell table:style-name="ce12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2" office:value-type="string" calcext:value-type="string">
            <text:p>CPY abs</text:p>
          </table:table-cell>
          <table:table-cell table:style-name="ce12" office:value-type="string" calcext:value-type="string">
            <text:p>CMP abs</text:p>
          </table:table-cell>
          <table:table-cell table:style-name="ce12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2" office:value-type="string" calcext:value-type="string">
            <text:p>CMP (ind),Y</text:p>
          </table:table-cell>
          <table:table-cell table:style-name="ce11" table:number-columns-repeated="2"/>
          <table:table-cell table:style-name="ce12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2" office:value-type="string" calcext:value-type="string">
            <text:p>CLD</text:p>
          </table:table-cell>
          <table:table-cell table:style-name="ce12" office:value-type="string" calcext:value-type="string">
            <text:p>CMP abs,Y</text:p>
          </table:table-cell>
          <table:table-cell table:style-name="ce11" table:number-columns-repeated="2"/>
          <table:table-cell table:style-name="ce12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2" office:value-type="string" calcext:value-type="string">
            <text:p>SBC (ind,X)</text:p>
          </table:table-cell>
          <table:table-cell table:style-name="ce11"/>
          <table:table-cell table:style-name="ce12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2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2" office:value-type="string" calcext:value-type="string">
            <text:p>CPX abs</text:p>
          </table:table-cell>
          <table:table-cell table:style-name="ce12" office:value-type="string" calcext:value-type="string">
            <text:p>SBC abs</text:p>
          </table:table-cell>
          <table:table-cell table:style-name="ce12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2" office:value-type="string" calcext:value-type="string">
            <text:p>SBC (ind),Y</text:p>
          </table:table-cell>
          <table:table-cell table:style-name="ce11" table:number-columns-repeated="2"/>
          <table:table-cell table:style-name="ce12" office:value-type="string" calcext:value-type="string">
            <text:p>SBC zpg,X</text:p>
          </table:table-cell>
          <table:table-cell table:style-name="ce12" office:value-type="string" calcext:value-type="string">
            <text:p>INC zpg,X</text:p>
          </table:table-cell>
          <table:table-cell table:style-name="ce12" office:value-type="string" calcext:value-type="string">
            <text:p>SED</text:p>
          </table:table-cell>
          <table:table-cell table:style-name="ce12" office:value-type="string" calcext:value-type="string">
            <text:p>SBC abs,Y</text:p>
          </table:table-cell>
          <table:table-cell table:style-name="ce11" table:number-columns-repeated="2"/>
          <table:table-cell table:style-name="ce12" office:value-type="string" calcext:value-type="string">
            <text:p>SBC abs,X</text:p>
          </table:table-cell>
          <table:table-cell table:style-name="ce12" office:value-type="string" calcext:value-type="string">
            <text:p>INC abs,X</text:p>
          </table:table-cell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22:40:52.0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1-11T08:58:29.193000000</dc:date>
    <meta:editing-duration>P51DT14H14M24S</meta:editing-duration>
    <meta:editing-cycles>35</meta:editing-cycles>
    <meta:generator>LibreOffice/7.5.4.2$Windows_X86_64 LibreOffice_project/36ccfdc35048b057fd9854c757a8b67ec53977b6</meta:generator>
    <meta:document-statistic meta:table-count="3" meta:cell-count="1209" meta:object-count="0"/>
  </office:meta>
</office:document-meta>
</file>